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38" style:family="table-cell" style:parent-style-name="Default" style:data-style-name="N0"/>
    <style:style style:name="ce7" style:family="table-cell" style:parent-style-name="Default" style:data-style-name="N113"/>
    <style:style style:name="ce39" style:family="table-cell" style:parent-style-name="Default" style:data-style-name="N103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4"/>
    <style:style style:name="ce11" style:family="table-cell" style:parent-style-name="Default" style:data-style-name="N115"/>
    <style:style style:name="ce12" style:family="table-cell" style:parent-style-name="Default" style:data-style-name="N61"/>
    <style:style style:name="ce13" style:family="table-cell" style:parent-style-name="Default" style:data-style-name="N3"/>
    <style:style style:name="ce27" style:family="table-cell" style:parent-style-name="Default" style:data-style-name="N112"/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CR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</text:p>
          </table:table-cell>
          <table:table-cell table:style-name="ce38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els</text:p>
          </table:table-cell>
          <table:table-cell table:formula="of:=[.B1]*[.B2]" office:value-type="float" office:value="24320" calcext:value-type="float">
            <text:p>24320</text:p>
          </table:table-cell>
          <table:table-cell table:style-name="ce10" table:formula="of:=[.B3]*9" office:value-type="float" office:value="218880" calcext:value-type="float">
            <text:p>218880 bits</text:p>
          </table:table-cell>
          <table:table-cell table:style-name="ce11" table:formula="of:=[.C3]/8/1024" office:value-type="float" office:value="26.71875" calcext:value-type="float">
            <text:p>26,7 kB</text:p>
          </table:table-cell>
          <table:table-cell office:value-type="string" calcext:value-type="string">
            <text:p>frame</text:p>
          </table:table-cell>
        </table:table-row>
        <table:table-row table:style-name="ro1">
          <table:table-cell office:value-type="string" calcext:value-type="string">
            <text:p>Vf</text:p>
          </table:table-cell>
          <table:table-cell table:style-name="ce7" table:formula="of:=[.B5]/515/199" office:value-type="float" office:value="59.9502366199932" calcext:value-type="float">
            <text:p>59,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der</text:p>
          </table:table-cell>
          <table:table-cell table:style-name="ce39" office:value-type="float" office:value="6144000" calcext:value-type="float">
            <text:p>6,14E+0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Active</text:p>
          </table:table-cell>
          <table:table-cell table:style-name="ce9" office:value-type="string" calcext:value-type="string">
            <text:p>Blank</text:p>
          </table:table-cell>
          <table:table-cell table:style-name="ce9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table:formula="of:=[.D8]-[.B8]" office:value-type="float" office:value="224" calcext:value-type="float">
            <text:p>224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52" calcext:value-type="float">
            <text:p>152</text:p>
          </table:table-cell>
          <table:table-cell table:formula="of:=[.D9]-[.B9]" office:value-type="float" office:value="104" calcext:value-type="float">
            <text:p>104</text:p>
          </table:table-cell>
          <table:table-cell office:value-type="float" office:value="256" calcext:value-type="float">
            <text:p>256</text:p>
          </table:table-cell>
          <table:table-cell/>
        </table:table-row>
      </table:table>
      <table:table table:name="Original LCD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r</text:p>
          </table:table-cell>
          <table:table-cell table:style-name="ce12" office:value-type="float" office:value="6144000" calcext:value-type="float">
            <text:p>6,14E+06</text:p>
          </table:table-cell>
        </table:table-row>
        <table:table-row table:style-name="ro1">
          <table:table-cell office:value-type="string" calcext:value-type="string">
            <text:p>Ticks/line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Line period</text:p>
          </table:table-cell>
          <table:table-cell table:style-name="ce39" table:formula="of:=[.B2]/[.B1]" office:value-type="float" office:value="0.0000838216145833333" calcext:value-type="float">
            <text:p>83,82E-06</text:p>
          </table:table-cell>
        </table:table-row>
        <table:table-row table:style-name="ro1">
          <table:table-cell office:value-type="string" calcext:value-type="string">
            <text:p>Rendering time</text:p>
          </table:table-cell>
          <table:table-cell table:style-name="ce39" table:formula="of:=[.B3]-0.000005" office:value-type="float" office:value="0.0000788216145833333" calcext:value-type="float">
            <text:p>78,82E-06</text:p>
          </table:table-cell>
        </table:table-row>
        <table:table-row table:style-name="ro1">
          <table:table-cell office:value-type="string" calcext:value-type="string">
            <text:p>Blank tick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ank interval</text:p>
          </table:table-cell>
          <table:table-cell table:style-name="ce39" table:formula="of:=[.B5]/[.B1]" office:value-type="float" office:value="0.0000048828125" calcext:value-type="float">
            <text:p>4,88E-06</text:p>
          </table:table-cell>
        </table:table-row>
        <table:table-row table:style-name="ro1">
          <table:table-cell office:value-type="string" calcext:value-type="string">
            <text:p>Bits/tick</text:p>
          </table:table-cell>
          <table:table-cell table:formula="of:=[.B8]/[.B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ne bits</text:p>
          </table:table-cell>
          <table:table-cell table:formula="of:=160*3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Active ticks</text:p>
          </table:table-cell>
          <table:table-cell table:formula="of:=[.B2]-[.B5]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Max object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Objects pixels</text:p>
          </table:table-cell>
          <table:table-cell table:formula="of:=[.B10]*8" office:value-type="float" office:value="512" calcext:value-type="float">
            <text:p>5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pxl</text:p>
          </table:table-cell>
          <table:table-cell table:style-name="ce13" table:formula="of:=[.B15]/([.B3]-[.B6])" office:value-type="float" office:value="2026886.59793814" calcext:value-type="float">
            <text:p>2.026.887</text:p>
          </table:table-cell>
        </table:table-row>
        <table:table-row table:style-name="ro1">
          <table:table-cell office:value-type="string" calcext:value-type="string">
            <text:p>Fpxl <text:span text:style-name="T1">x</text:span> 2</text:p>
          </table:table-cell>
          <table:table-cell table:style-name="ce13" table:formula="of:=[.B13]*2" office:value-type="float" office:value="4053773.19587629" calcext:value-type="float">
            <text:p>4.053.773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table:formula="of:=160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table:style-name="ce27" table:formula="of:=[.B6]*[.B13]" office:value-type="float" office:value="9.89690721649485" calcext:value-type="float">
            <text:p>9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2" loext:min-decimal-places="2" number:min-integer-digits="1"/>
      <number:text> us</number:text>
    </number:number-style>
    <number:number-style style:name="N105" number:title="Definido por el usuario">
      <number:number number:min-integer-digits="1"/>
      <number:text> lines</number:text>
    </number:number-style>
    <number:number-style style:name="N106" number:title="Definido por el usuario">
      <number:number number:min-integer-digits="1"/>
      <number:text> pxls</number:text>
    </number:number-style>
    <number:number-style style:name="N107">
      <number:number number:min-integer-digits="1"/>
      <number:text> pxl</number:text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min-integer-digits="1"/>
      <number:text> </number:text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min-integer-digits="1"/>
      <number:text> visible</number:text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0" loext:min-decimal-places="0" number:min-integer-digits="0"/>
      <number:text> bits</number:text>
    </number:number-style>
    <number:number-style style:name="N115">
      <number:number number:decimal-places="1" loext:min-decimal-places="0" number:min-integer-digits="0" number:decimal-replacement=""/>
      <number:text> kB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 style:data-style-name="N2" text:time-value="06:28:43.9245923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2-03-22T19:33:47.716300905</meta:creation-date>
    <dc:date>2024-01-02T06:52:17.625496591</dc:date>
    <meta:editing-duration>P12DT5H2M51S</meta:editing-duration>
    <meta:editing-cycles>7</meta:editing-cycles>
    <meta:generator>LibreOffice/6.4.7.2$Linux_X86_64 LibreOffice_project/40$Build-2</meta:generator>
    <meta:document-statistic meta:table-count="2" meta:cell-count="54" meta:object-count="0"/>
  </office:meta>
</office:document-meta>
</file>